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4557" officeooo:paragraph-rsid="00174557"/>
    </style:style>
    <style:style style:name="P2" style:family="paragraph" style:parent-style-name="Standard">
      <style:text-properties officeooo:rsid="00185121" officeooo:paragraph-rsid="00185121"/>
    </style:style>
    <style:style style:name="P3" style:family="paragraph" style:parent-style-name="Standard">
      <style:text-properties fo:font-weight="bold" officeooo:rsid="00185121" officeooo:paragraph-rsid="00185121" style:font-weight-asian="bold" style:font-weight-complex="bold"/>
    </style:style>
    <style:style style:name="P4" style:family="paragraph" style:parent-style-name="Standard">
      <style:text-properties fo:font-weight="bold" officeooo:rsid="00189e19" officeooo:paragraph-rsid="00189e19" style:font-weight-asian="bold" style:font-weight-complex="bold"/>
    </style:style>
    <style:style style:name="P5" style:family="paragraph" style:parent-style-name="Standard">
      <style:text-properties fo:font-weight="bold" officeooo:rsid="001b0409" officeooo:paragraph-rsid="001b0409" style:font-weight-asian="bold" style:font-weight-complex="bold"/>
    </style:style>
    <style:style style:name="P6" style:family="paragraph" style:parent-style-name="Standard">
      <style:text-properties fo:font-weight="bold" officeooo:rsid="001b0409" officeooo:paragraph-rsid="001b89eb" style:font-weight-asian="bold" style:font-weight-complex="bold"/>
    </style:style>
    <style:style style:name="P7" style:family="paragraph" style:parent-style-name="Standard">
      <style:text-properties fo:font-weight="bold" officeooo:rsid="001b1bad" officeooo:paragraph-rsid="001b1bad" style:font-weight-asian="bold" style:font-weight-complex="bold"/>
    </style:style>
    <style:style style:name="P8" style:family="paragraph" style:parent-style-name="Standard">
      <style:text-properties fo:font-weight="bold" officeooo:rsid="00224898" officeooo:paragraph-rsid="00224898" style:font-weight-asian="bold" style:font-weight-complex="bold"/>
    </style:style>
    <style:style style:name="P9" style:family="paragraph" style:parent-style-name="Standard">
      <style:text-properties fo:font-weight="bold" officeooo:rsid="002336b0" officeooo:paragraph-rsid="002336b0" style:font-weight-asian="bold" style:font-weight-complex="bold"/>
    </style:style>
    <style:style style:name="P10" style:family="paragraph" style:parent-style-name="Standard">
      <style:text-properties fo:font-weight="bold" officeooo:rsid="00252ae2" officeooo:paragraph-rsid="00252ae2" style:font-weight-asian="bold" style:font-weight-complex="bold"/>
    </style:style>
    <style:style style:name="P11" style:family="paragraph" style:parent-style-name="Standard">
      <style:text-properties fo:font-weight="bold" officeooo:rsid="00278ed8" officeooo:paragraph-rsid="00278ed8" style:font-weight-asian="bold" style:font-weight-complex="bold"/>
    </style:style>
    <style:style style:name="P12" style:family="paragraph" style:parent-style-name="Standard">
      <style:text-properties style:text-line-through-style="solid" style:text-line-through-type="single" officeooo:rsid="00185121" officeooo:paragraph-rsid="00185121"/>
    </style:style>
    <style:style style:name="P13" style:family="paragraph" style:parent-style-name="Standard">
      <style:text-properties style:text-line-through-style="solid" style:text-line-through-type="single" officeooo:rsid="00204220" officeooo:paragraph-rsid="00204220"/>
    </style:style>
    <style:style style:name="P14" style:family="paragraph" style:parent-style-name="Standard">
      <style:text-properties fo:font-weight="normal" officeooo:rsid="00185121" officeooo:paragraph-rsid="00185121" style:font-weight-asian="normal" style:font-weight-complex="normal"/>
    </style:style>
    <style:style style:name="P15" style:family="paragraph" style:parent-style-name="Standard">
      <style:text-properties fo:font-weight="normal" officeooo:rsid="001b0409" officeooo:paragraph-rsid="001b0409" style:font-weight-asian="normal" style:font-weight-complex="normal"/>
    </style:style>
    <style:style style:name="P16" style:family="paragraph" style:parent-style-name="Standard">
      <style:text-properties fo:font-weight="normal" officeooo:rsid="001b0409" officeooo:paragraph-rsid="00189e19" style:font-weight-asian="normal" style:font-weight-complex="normal"/>
    </style:style>
    <style:style style:name="P17" style:family="paragraph" style:parent-style-name="Standard">
      <style:text-properties fo:font-weight="normal" officeooo:rsid="00189e19" officeooo:paragraph-rsid="00189e19" style:font-weight-asian="normal" style:font-weight-complex="normal"/>
    </style:style>
    <style:style style:name="P18" style:family="paragraph" style:parent-style-name="Standard">
      <style:text-properties fo:font-weight="normal" officeooo:rsid="001b1bad" officeooo:paragraph-rsid="001b0409" style:font-weight-asian="normal" style:font-weight-complex="normal"/>
    </style:style>
    <style:style style:name="P19" style:family="paragraph" style:parent-style-name="Standard">
      <style:text-properties fo:font-weight="normal" officeooo:rsid="001b1bad" officeooo:paragraph-rsid="001b1bad" style:font-weight-asian="normal" style:font-weight-complex="normal"/>
    </style:style>
    <style:style style:name="P20" style:family="paragraph" style:parent-style-name="Standard">
      <style:text-properties fo:font-weight="normal" officeooo:rsid="001b89eb" officeooo:paragraph-rsid="001b1bad" style:font-weight-asian="normal" style:font-weight-complex="normal"/>
    </style:style>
    <style:style style:name="P21" style:family="paragraph" style:parent-style-name="Standard">
      <style:text-properties fo:font-weight="normal" officeooo:rsid="002336b0" officeooo:paragraph-rsid="00224898" style:font-weight-asian="normal" style:font-weight-complex="normal"/>
    </style:style>
    <style:style style:name="P22" style:family="paragraph" style:parent-style-name="Standard">
      <style:text-properties fo:font-weight="normal" officeooo:rsid="00278ed8" officeooo:paragraph-rsid="00278ed8" style:font-weight-asian="normal" style:font-weight-complex="normal"/>
    </style:style>
    <style:style style:name="P23" style:family="paragraph" style:parent-style-name="Standard">
      <style:text-properties fo:font-weight="normal" officeooo:rsid="0029da18" officeooo:paragraph-rsid="00278ed8" style:font-weight-asian="normal" style:font-weight-complex="normal"/>
    </style:style>
    <style:style style:name="P24" style:family="paragraph" style:parent-style-name="Standard">
      <style:text-properties fo:font-weight="normal" officeooo:rsid="002ac85e" officeooo:paragraph-rsid="00278ed8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89e19" style:font-weight-asian="normal" style:font-weight-complex="normal"/>
    </style:style>
    <style:style style:name="T3" style:family="text">
      <style:text-properties fo:font-weight="normal" officeooo:rsid="001a6dc4" style:font-weight-asian="normal" style:font-weight-complex="normal"/>
    </style:style>
    <style:style style:name="T4" style:family="text">
      <style:text-properties fo:font-weight="normal" officeooo:rsid="001b0409" style:font-weight-asian="normal" style:font-weight-complex="normal"/>
    </style:style>
    <style:style style:name="T5" style:family="text">
      <style:text-properties fo:font-weight="normal" officeooo:rsid="001b1bad" style:font-weight-asian="normal" style:font-weight-complex="normal"/>
    </style:style>
    <style:style style:name="T6" style:family="text">
      <style:text-properties fo:font-weight="normal" officeooo:rsid="001b89eb" style:font-weight-asian="normal" style:font-weight-complex="normal"/>
    </style:style>
    <style:style style:name="T7" style:family="text">
      <style:text-properties fo:font-weight="normal" officeooo:rsid="0020c82f" style:font-weight-asian="normal" style:font-weight-complex="normal"/>
    </style:style>
    <style:style style:name="T8" style:family="text">
      <style:text-properties fo:font-weight="normal" officeooo:rsid="002336b0" style:font-weight-asian="normal" style:font-weight-complex="normal"/>
    </style:style>
    <style:style style:name="T9" style:family="text">
      <style:text-properties fo:font-weight="normal" officeooo:rsid="00278ed8" style:font-weight-asian="normal" style:font-weight-complex="normal"/>
    </style:style>
    <style:style style:name="T10" style:family="text">
      <style:text-properties fo:font-weight="normal" officeooo:rsid="0029da18" style:font-weight-asian="normal" style:font-weight-complex="normal"/>
    </style:style>
    <style:style style:name="T11" style:family="text">
      <style:text-properties fo:font-weight="normal" officeooo:rsid="002ac85e" style:font-weight-asian="normal" style:font-weight-complex="normal"/>
    </style:style>
    <style:style style:name="T12" style:family="text">
      <style:text-properties fo:font-weight="normal" officeooo:rsid="002b3a21" style:font-weight-asian="normal" style:font-weight-complex="normal"/>
    </style:style>
    <style:style style:name="T13" style:family="text">
      <style:text-properties fo:font-weight="normal" officeooo:rsid="002b630e" style:font-weight-asian="normal" style:font-weight-complex="normal"/>
    </style:style>
    <style:style style:name="T14" style:family="text">
      <style:text-properties officeooo:rsid="0022489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lgos de principe pour les fonctions tp1.c</text:p>
      <text:p text:style-name="P1"/>
      <text:p text:style-name="P1">chargeList</text:p>
      <text:p text:style-name="P1">getDate</text:p>
      <text:p text:style-name="P13">affichage date du jour</text:p>
      <text:p text:style-name="P1">rechercheMotif</text:p>
      <text:p text:style-name="P2">sauvegarde</text:p>
      <text:p text:style-name="P2">compare</text:p>
      <text:p text:style-name="P12">affichage</text:p>
      <text:p text:style-name="P12">suppMessage</text:p>
      <text:p text:style-name="P12">change date</text:p>
      <text:p text:style-name="P2"/>
      <text:p text:style-name="P3">affichage <text:span text:style-name="T1">: affichage de la liste chainée</text:span></text:p>
      <text:p text:style-name="P14"/>
      <text:p text:style-name="P14">Si la tête de liste n’est pas vide alors: </text:p>
      <text:p text:style-name="P14"><text:tab/>Tant qu’il y a un message dans la chaine:</text:p>
      <text:p text:style-name="P14"><text:tab/><text:tab/>afficher les dates et le texte;</text:p>
      <text:p text:style-name="P14"><text:tab/><text:tab/>progession du pointeur courant;</text:p>
      <text:p text:style-name="P14">Sinon: afficher que la liste est vide;</text:p>
      <text:p text:style-name="P15">fsi;</text:p>
      <text:p text:style-name="P14"/>
      <text:p text:style-name="P14"/>
      <text:p text:style-name="P3">ChangeDate <text:span text:style-name="T1">: Modification de la date de tous les messages correspondant à la date placée en paramètre</text:span></text:p>
      <text:p text:style-name="P14"/>
      <text:p text:style-name="P3"><text:span text:style-name="T1">Si la liste est vide alors: </text:span><text:span text:style-name="T2">modification impossible;</text:span></text:p>
      <text:p text:style-name="P17">Sinon: </text:p>
      <text:p text:style-name="P17"><text:tab/>Tant que la fin la liste n’est pas atteinte:</text:p>
      <text:p text:style-name="P17"><text:tab/><text:tab/>Si la date du message correspond:</text:p>
      <text:p text:style-name="P17"><text:tab/><text:tab/><text:tab/>modifier la date deb et fin;</text:p>
      <text:p text:style-name="P4"><text:span text:style-name="T1"><text:tab/><text:tab/><text:tab/>réinsertion du bloc au bon endro</text:span><text:span text:style-name="T3">it;</text:span></text:p>
      <text:p text:style-name="P17"><text:tab/><text:tab/>progression du pointeur de parcours;</text:p>
      <text:p text:style-name="P4"><text:span text:style-name="T1"><text:tab/><text:tab/></text:span><text:span text:style-name="T4">fsi;</text:span></text:p>
      <text:p text:style-name="P16"><text:tab/>ftq;</text:p>
      <text:p text:style-name="P15">fsi;</text:p>
      <text:p text:style-name="P15"/>
      <text:p text:style-name="P15"/>
      <text:p text:style-name="P5">SuppMessage<text:span text:style-name="T1"> : </text:span><text:span text:style-name="T5">suppresion des messages obsolètes</text:span></text:p>
      <text:p text:style-name="P18"/>
      <text:p text:style-name="P19">Parcourir la liste <text:span text:style-name="T14">(boucle tant que)</text:span>:</text:p>
      <text:p text:style-name="P19"><text:tab/>Si la date de fin de validité est inférieure à la date système alors:</text:p>
      <text:p text:style-name="P7"><text:span text:style-name="T1"><text:tab/><text:tab/></text:span>suppCell<text:span text:style-name="T1">;</text:span></text:p>
      <text:p text:style-name="P7"><text:span text:style-name="T1"><text:tab/></text:span><text:span text:style-name="T6">fsi;</text:span></text:p>
      <text:p text:style-name="P20"/>
      <text:p text:style-name="P6">affichageDateDuJour <text:span text:style-name="T1">: </text:span><text:span text:style-name="T7">affichage des messages encore valide</text:span></text:p>
      <text:p text:style-name="P9"><text:span text:style-name="T7">S</text:span><text:span text:style-name="T1">i la liste est non vide alors:</text:span></text:p>
      <text:p text:style-name="P8"><text:span text:style-name="T8"><text:tab/></text:span><text:span text:style-name="T7">P</text:span><text:span text:style-name="T1">arcourir la liste chainée (boucle tant que):</text:span></text:p>
      <text:p text:style-name="P8"><text:span text:style-name="T1"><text:tab/><text:tab/></text:span><text:span text:style-name="T8">S</text:span><text:span text:style-name="T1">i la date de fin du message e</text:span><text:span text:style-name="T12">s</text:span><text:span text:style-name="T1">t supérieur</text:span><text:span text:style-name="T11">e</text:span><text:span text:style-name="T1"> à la date sytème </text:span><text:span text:style-name="T8">alors:</text:span></text:p>
      <text:p text:style-name="P21"><text:tab/><text:tab/><text:tab/>afficher texte et date;</text:p>
      <text:p text:style-name="P21"><text:tab/><text:tab/>fsi;</text:p>
      <text:p text:style-name="P21"><text:tab/>ftq;</text:p>
      <text:p text:style-name="P10"><text:span text:style-name="T8">f</text:span><text:span text:style-name="T1">si;</text:span></text:p>
      <text:p text:style-name="P10"><text:soft-page-break/>chargeList <text:span text:style-name="T1">: </text:span><text:span text:style-name="T9">chargement dans la liste les messages écrit dans le fichier</text:span></text:p>
      <text:p text:style-name="P22"/>
      <text:p text:style-name="P22">Ouverture du fichier ;</text:p>
      <text:p text:style-name="P22">Si l’ouverture a réussie alors:</text:p>
      <text:p text:style-name="P11"><text:span text:style-name="T1"><text:tab/></text:span><text:span text:style-name="T10">Parcourir les lignes du fichier (boucle tant que) :</text:span></text:p>
      <text:p text:style-name="P23"><text:tab/><text:tab/>Allocation d’une cellule;</text:p>
      <text:p text:style-name="P11"><text:span text:style-name="T10"><text:tab/><text:tab/>Si l’alloc</text:span><text:span text:style-name="T13">a</text:span><text:span text:style-name="T10">tion </text:span><text:span text:style-name="T11">a réussie alors :</text:span></text:p>
      <text:p text:style-name="P24"><text:tab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2T00:50:34.436365574</meta:creation-date>
    <dc:date>2019-03-12T11:52:06.747699752</dc:date>
    <meta:editing-duration>PT1H51M17S</meta:editing-duration>
    <meta:editing-cycles>18</meta:editing-cycles>
    <meta:generator>LibreOffice/6.0.7.3$Linux_X86_64 LibreOffice_project/00m0$Build-3</meta:generator>
    <meta:document-statistic meta:table-count="0" meta:image-count="0" meta:object-count="0" meta:page-count="2" meta:paragraph-count="48" meta:word-count="233" meta:character-count="1395" meta:non-whitespace-character-count="1167"/>
  </office:meta>
</office:document-meta>
</file>